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1mm"/>
    </style:style>
    <style:style style:name="co2" style:family="table-column">
      <style:table-column-properties fo:break-before="auto" style:column-width="69.18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27.38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0.09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2.4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5pt" style:text-underline-style="none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6pt" style:text-underline-style="none" fo:font-weight="normal" style:font-size-asian="16pt" style:font-size-complex="16pt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 fo:margin-left="0mm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3"/>
          <table:table-cell table:style-name="ce15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SALDO DEVEDOR</text:p>
          </table:table-cell>
          <table:table-cell table:style-name="ce15" office:value-type="string" calcext:value-type="string">
            <text:p>OBS.:</text:p>
          </table:table-cell>
          <table:table-cell table:style-name="ce23" table:number-columns-repeated="247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8" office:value-type="string" calcext:value-type="string">
            <text:p>NF 5022 - process. 11/2017</text:p>
          </table:table-cell>
          <table:table-cell table:style-name="ce11" office:value-type="float" office:value="330" calcext:value-type="float">
            <text:p>33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]-[.F2]" office:value-type="float" office:value="330" calcext:value-type="float">
            <text:p>330,00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8" office:value-type="string" calcext:value-type="string">
            <text:p>NF 5050 - process. 12/2017</text:p>
          </table:table-cell>
          <table:table-cell table:style-name="ce11" office:value-type="float" office:value="330" calcext:value-type="float">
            <text:p>33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]-[.F3]" office:value-type="float" office:value="330" calcext:value-type="float">
            <text:p>330,00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8-01-29" calcext:value-type="date">
            <text:p>29/01/2018</text:p>
          </table:table-cell>
          <table:table-cell table:style-name="ce8" office:value-type="string" calcext:value-type="string">
            <text:p>NF 5077 - process. 01/2018</text:p>
          </table:table-cell>
          <table:table-cell table:style-name="ce11" office:value-type="float" office:value="373" calcext:value-type="float">
            <text:p>373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4]-[.F4]" office:value-type="float" office:value="373" calcext:value-type="float">
            <text:p>373,00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8-02-28" calcext:value-type="date">
            <text:p>28/02/2018</text:p>
          </table:table-cell>
          <table:table-cell table:style-name="ce8" office:value-type="string" calcext:value-type="string">
            <text:p>NF 5104 - process. 02/2018</text:p>
          </table:table-cell>
          <table:table-cell table:style-name="ce11" office:value-type="float" office:value="373" calcext:value-type="float">
            <text:p>373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5]-[.F5]" office:value-type="float" office:value="373" calcext:value-type="float">
            <text:p>373,00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8-03-28" calcext:value-type="date">
            <text:p>28/03/2018</text:p>
          </table:table-cell>
          <table:table-cell table:style-name="ce8" office:value-type="string" calcext:value-type="string">
            <text:p>NF 5131 - process. 03/2018</text:p>
          </table:table-cell>
          <table:table-cell table:style-name="ce11" office:value-type="float" office:value="373" calcext:value-type="float">
            <text:p>373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6]-[.F6]" office:value-type="float" office:value="373" calcext:value-type="float">
            <text:p>373,00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8-04-27" calcext:value-type="date">
            <text:p>27/04/2018</text:p>
          </table:table-cell>
          <table:table-cell table:style-name="ce8" office:value-type="string" calcext:value-type="string">
            <text:p>NF 5157 - process. 04/2018</text:p>
          </table:table-cell>
          <table:table-cell table:style-name="ce11" office:value-type="float" office:value="373" calcext:value-type="float">
            <text:p>373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7]-[.F7]" office:value-type="float" office:value="373" calcext:value-type="float">
            <text:p>373,00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2" office:value-type="date" office:date-value="2018-05-24" calcext:value-type="date">
            <text:p>24/05/2018</text:p>
          </table:table-cell>
          <table:table-cell table:style-name="ce8" office:value-type="string" calcext:value-type="string">
            <text:p>NF 5183 - process. 05/2018</text:p>
          </table:table-cell>
          <table:table-cell table:style-name="ce11" office:value-type="float" office:value="373" calcext:value-type="float">
            <text:p>373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8]-[.F8]" office:value-type="float" office:value="373" calcext:value-type="float">
            <text:p>373,00</text:p>
          </table:table-cell>
          <table:table-cell table:style-name="ce21"/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10" table:formula="of:=SUM([.H2:.H8])" office:value-type="float" office:value="2525" calcext:value-type="float">
            <text:p>2.525,00</text:p>
          </table:table-cell>
          <table:table-cell table:style-name="ce15"/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>
          <table:table-cell table:style-name="ce27" office:value-type="string" calcext:value-type="string">
            <text:p>Favor providenciar o pagamento. Está vencido já faz mais de um ano…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22" office:value-type="string" calcext:value-type="string">
            <text:p>madmil@ig.com.br</text:p>
          </table:table-cell>
          <table:table-cell table:style-name="ce23" table:number-columns-repeated="247"/>
        </table:table-row>
        <table:table-row table:style-name="ro3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22" office:value-type="string" calcext:value-type="string">
            <text:p>mjpservcontabil@hotmail.com</text:p>
          </table:table-cell>
          <table:table-cell table:style-name="ce23" table:number-columns-repeated="247"/>
        </table:table-row>
        <table:table-row table:style-name="ro3">
          <table:table-cell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 table:number-rows-repeated="3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 table:number-rows-repeated="3196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3" table:number-columns-repeated="247"/>
        </table:table-row>
        <table:table-row table:style-name="ro3" table:number-rows-repeated="33546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loext:min-decimal-places="2" number:min-integer-digits="1" number:grouping="true"/>
    </number:number-style>
    <number:number-style style:name="N156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loext:min-decimal-places="0" number:min-integer-digits="1" number:grouping="true"/>
    </number:number-style>
    <number:number-style style:name="N159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loext:min-decimal-places="2" number:min-integer-digits="1" number:grouping="true"/>
    </number:number-style>
    <number:number-style style:name="N161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loext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loext:min-decimal-places="0" number:min-integer-digits="0"/>
      <number:text>"</number:text>
    </number:number-style>
    <number:currency-style style:name="N163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10mm" fo:margin-right="20mm" style:table-centering="horizontal"/>
      <style:header-style>
        <style:header-footer-properties fo:min-height="12.51mm" fo:margin-left="1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9-06-05">00/00/0000</text:date></text:span><text:span text:style-name="MT2"><text:s/>- </text:span><text:span text:style-name="MT2"><text:time style:data-style-name="N2" text:time-value="10:55:56.776000000">00:00:00</text:time></text:span><text:span text:style-name="MT2"><text:s/></text:span></text:p>
        </style:region-center>
        <style:region-right>
          <text:p><text:span text:style-name="MT4">BigBlok</text:span></text:p>
          <text:p><text:span text:style-name="MT2">Alcione - Tel.: 3241-1001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igBlok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0:55:56.8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initial-creator>Carlos Augusto Marcicano</meta:initial-creator>
    <meta:creation-date>2000-10-16T15:02:25</meta:creation-date>
    <dc:date>2019-06-05T10:56:24.588000000</dc:date>
    <meta:print-date>2017-01-17T16:58:45</meta:print-date>
    <dc:language>pt-PT</dc:language>
    <meta:editing-cycles>601</meta:editing-cycles>
    <meta:editing-duration>P1DT9H30M19S</meta:editing-duration>
    <meta:printed-by>Carlos Augusto Marcicano</meta:printed-by>
    <meta:document-statistic meta:table-count="1" meta:cell-count="62" meta:object-count="0"/>
    <meta:user-defined meta:name="Info 0"/>
    <meta:user-defined meta:name="Info 1"/>
    <meta:user-defined meta:name="Info 2"/>
    <meta:user-defined meta:name="Info 3"/>
  </office:meta>
</office:document-meta>
</file>